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 fo:language="pt" fo:country="BR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 fo:language="pt" fo:country="BR"/>
    </style:style>
    <style:style style:name="P3" style:parent-style-name="Normal" style:family="paragraph">
      <style:paragraph-properties fo:text-align="center"/>
      <style:text-properties fo:font-size="14pt" style:font-size-asian="14pt" style:font-size-complex="14pt" fo:language="pt" fo:country="BR"/>
    </style:style>
    <style:style style:name="P4" style:parent-style-name="Normal" style:family="paragraph">
      <style:text-properties fo:language="pt" fo:country="BR"/>
    </style:style>
    <style:style style:name="P5" style:parent-style-name="Normal" style:family="paragraph">
      <style:text-properties fo:language="pt" fo:country="BR"/>
    </style:style>
    <style:style style:name="P6" style:parent-style-name="Normal" style:family="paragraph">
      <style:text-properties fo:language="pt" fo:country="BR"/>
    </style:style>
    <style:style style:name="P7" style:parent-style-name="Normal" style:family="paragraph">
      <style:text-properties fo:language="pt" fo:country="BR"/>
    </style:style>
    <style:style style:name="P8" style:parent-style-name="Normal" style:family="paragraph">
      <style:text-properties fo:language="pt" fo:country="BR"/>
    </style:style>
    <style:style style:name="P9" style:parent-style-name="Normal" style:family="paragraph">
      <style:text-properties fo:language="pt" fo:country="BR"/>
    </style:style>
    <style:style style:name="P10" style:parent-style-name="Normal" style:family="paragraph">
      <style:text-properties fo:language="pt" fo:country="BR"/>
    </style:style>
    <style:style style:name="P11" style:parent-style-name="Normal" style:family="paragraph">
      <style:text-properties fo:language="pt" fo:country="BR"/>
    </style:style>
    <style:style style:name="P12" style:parent-style-name="Normal" style:family="paragraph">
      <style:paragraph-properties fo:text-indent="0.4916in"/>
      <style:text-properties fo:language="pt" fo:country="BR"/>
    </style:style>
    <style:style style:name="P13" style:parent-style-name="Normal" style:family="paragraph">
      <style:paragraph-properties fo:text-indent="0.4916in"/>
      <style:text-properties fo:language="pt" fo:country="BR"/>
    </style:style>
    <style:style style:name="P14" style:parent-style-name="Normal" style:family="paragraph">
      <style:paragraph-properties fo:text-indent="0.4916in"/>
      <style:text-properties fo:language="pt" fo:country="BR"/>
    </style:style>
    <style:style style:name="P15" style:parent-style-name="Normal" style:family="paragraph">
      <style:paragraph-properties fo:text-indent="0.4916in"/>
      <style:text-properties fo:language="pt" fo:country="BR"/>
    </style:style>
    <style:style style:name="P16" style:parent-style-name="Normal" style:family="paragraph">
      <style:text-properties fo:language="pt" fo:country="BR"/>
    </style:style>
    <style:style style:name="P17" style:parent-style-name="Normal" style:family="paragraph">
      <style:text-properties fo:language="pt" fo:country="BR"/>
    </style:style>
    <style:style style:name="P18" style:parent-style-name="ParágrafodaLista" style:list-style-name="LFO1" style:family="paragraph">
      <style:text-properties fo:language="pt" fo:country="BR"/>
    </style:style>
    <style:style style:name="P19" style:parent-style-name="ParágrafodaLista" style:family="paragraph">
      <style:text-properties fo:language="pt" fo:country="BR"/>
    </style:style>
    <style:style style:name="P20" style:parent-style-name="ParágrafodaLista" style:family="paragraph">
      <style:text-properties fo:language="pt" fo:country="BR"/>
    </style:style>
    <style:style style:name="P21" style:parent-style-name="ParágrafodaLista" style:family="paragraph">
      <style:text-properties fo:language="pt" fo:country="BR"/>
    </style:style>
    <style:style style:name="P22" style:parent-style-name="Normal" style:family="paragraph">
      <style:paragraph-properties fo:text-indent="0.4916in"/>
      <style:text-properties fo:language="pt" fo:country="BR"/>
    </style:style>
    <style:style style:name="P23" style:parent-style-name="Normal" style:family="paragraph">
      <style:paragraph-properties fo:text-indent="0.4916in"/>
      <style:text-properties fo:language="pt" fo:country="BR"/>
    </style:style>
    <style:style style:name="P24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25" style:parent-style-name="ParágrafodaLista" style:list-style-name="LFO1" style:family="paragraph">
      <style:text-properties fo:language="pt" fo:country="BR"/>
    </style:style>
    <style:style style:name="P26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27" style:parent-style-name="Normal" style:family="paragraph">
      <style:paragraph-properties fo:text-indent="0.4916in"/>
      <style:text-properties fo:language="pt" fo:country="BR"/>
    </style:style>
    <style:style style:name="P28" style:parent-style-name="Normal" style:family="paragraph">
      <style:paragraph-properties fo:text-indent="0.4916in"/>
      <style:text-properties fo:language="pt" fo:country="BR"/>
    </style:style>
    <style:style style:name="P29" style:parent-style-name="Normal" style:family="paragraph">
      <style:paragraph-properties fo:text-indent="0.4916in"/>
      <style:text-properties fo:language="pt" fo:country="BR"/>
    </style:style>
    <style:style style:name="P30" style:parent-style-name="Normal" style:family="paragraph">
      <style:paragraph-properties fo:text-indent="0.4916in"/>
      <style:text-properties fo:language="pt" fo:country="BR"/>
    </style:style>
    <style:style style:name="P31" style:parent-style-name="Normal" style:family="paragraph">
      <style:paragraph-properties fo:text-indent="0.4916in"/>
      <style:text-properties fo:language="pt" fo:country="BR"/>
    </style:style>
    <style:style style:name="P32" style:parent-style-name="ParágrafodaLista" style:list-style-name="LFO1" style:family="paragraph">
      <style:text-properties fo:language="pt" fo:country="BR"/>
    </style:style>
    <style:style style:name="P33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34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35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36" style:parent-style-name="Normal" style:family="paragraph">
      <style:paragraph-properties fo:text-indent="0.4916in"/>
      <style:text-properties fo:language="pt" fo:country="BR"/>
    </style:style>
    <style:style style:name="P37" style:parent-style-name="Normal" style:family="paragraph">
      <style:paragraph-properties fo:text-indent="0.4916in"/>
      <style:text-properties fo:language="pt" fo:country="BR"/>
    </style:style>
    <style:style style:name="P38" style:parent-style-name="Normal" style:family="paragraph">
      <style:paragraph-properties fo:margin-left="0.4916in">
        <style:tab-stops/>
      </style:paragraph-properties>
      <style:text-properties fo:language="pt" fo:country="BR"/>
    </style:style>
  </office:automatic-styles>
  <office:body>
    <office:text text:use-soft-page-breaks="true">
      <text:p text:style-name="P1">Relatório trabalho 1</text:p>
      <text:p text:style-name="P2"/>
      <text:p text:style-name="P3">Gabriel Ferreira, Guilherme Moraes, Ricardo Graziato e Tomaz Bettio<text:s/></text:p>
      <text:p text:style-name="P4"/>
      <text:p text:style-name="P5"/>
      <text:p text:style-name="P6">Variáveis de entrada: Código do assento, contendo a fileira (variando de 1 a 60) e o assento específico de cada passageiro (variando de 1 a<text:s/>20).<text:s/>Também há a quantidade de pessoas na barca, que determina as especificações e quais lugares podem ser ocupados.</text:p>
      <text:p text:style-name="P7">Especificações: As especificações são definidas pelo número de pessoas presentes ou não na barca, <text:s/>definindo quais assentos de cada fileira que podem ser utilizados, contando que os 100 primeiros <text:s/>já entraram ou não e se 200 já entraram.</text:p>
      <text:p text:style-name="P8"/>
      <text:p text:style-name="P9"><text:s text:c="4"/></text:p>
      <text:p text:style-name="P10"/>
      <text:p text:style-name="P11"/>
      <text:p text:style-name="P12"/>
      <text:p text:style-name="P13"/>
      <text:p text:style-name="P14"/>
      <text:p text:style-name="P15"/>
      <text:p text:style-name="P16">Casos de teste:</text:p>
      <text:p text:style-name="P17"/>
      <text:list text:style-name="LFO1" text:continue-numbering="true">
        <text:list-item>
          <text:p text:style-name="P18">Primeiros 100 passageiros já entraram<text:tab/><text:tab/><text:tab/><text:tab/><text:tab/><text:tab/><text:tab/><text:tab/><text:tab/><text:tab/><text:tab/><text:tab/><text:tab/><text:tab/>Resultado esperado:</text:p>
        </text:list-item>
      </text:list>
      <text:p text:style-name="P19">Testar colocar passageiro da fileira 21 a 39 -<text:s/><text:tab/><text:tab/><text:tab/><text:tab/>Erro - 2</text:p>
      <text:p text:style-name="P20">Testar colocar passageiro na fileira de 1 a 20 -<text:s/><text:tab/><text:tab/><text:tab/><text:tab/>Erro - 2</text:p>
      <text:p text:style-name="P21">Testar colocar passageiro de 40 a 60 -<text:tab/><text:tab/><text:tab/><text:tab/><text:tab/>Aceitar - 3</text:p>
      <text:p text:style-name="P22">Testar colocar passageiro da mesma posição nas fileiras de 40 a 60<text:tab/>Erro – 1</text:p>
      <text:p text:style-name="P23">Testar colocar em um assento com identificador inválido<text:s/><text:tab/><text:tab/>Erro - 0</text:p>
      <text:p text:style-name="P24"/>
      <text:list text:style-name="LFO1" text:continue-numbering="true">
        <text:list-item>
          <text:p text:style-name="P25">Primeiros 100 passageiros<text:s/>não entraram</text:p>
        </text:list-item>
      </text:list>
      <text:p text:style-name="P26">Testar colocar passageiro da fileira 21 a 39 -<text:s/><text:tab/><text:tab/><text:tab/><text:tab/>Erro<text:s/>- 2</text:p>
      <text:p text:style-name="P27">Testar colocar passageiro na fileira de 1 a 20 -<text:s/><text:tab/><text:tab/><text:tab/><text:tab/>Aceitar - 3</text:p>
      <text:p text:style-name="P28">Testar colocar passageiro de 40 a 60 -<text:tab/><text:tab/><text:tab/><text:tab/><text:tab/>Erro - 2</text:p>
      <text:soft-page-break/>
      <text:p text:style-name="P29">Testar colocar passageiro da mesma posição nas fileiras de 1 a 20<text:tab/>Erro – 1</text:p>
      <text:p text:style-name="P30">Testar colocar em um assento com identificador inválido<text:s/><text:tab/><text:tab/>Erro – 0<text:s/></text:p>
      <text:p text:style-name="P31"/>
      <text:list text:style-name="LFO1" text:continue-numbering="true">
        <text:list-item>
          <text:p text:style-name="P32">200 primeiros passageiros já entraram</text:p>
        </text:list-item>
      </text:list>
      <text:p text:style-name="P33">Testar colocar em um assento com identificador inválido<text:s/>-<text:s/><text:tab/><text:tab/>Erro – 0<text:s/></text:p>
      <text:p text:style-name="P34">Testar colocar da fileira 21 a 39 - <text:s text:c="2"/><text:tab/><text:tab/><text:tab/><text:tab/><text:tab/>Aceitar – 3</text:p>
      <text:p text:style-name="P35">Testar colocar em um assento já ocupado -<text:s/><text:tab/><text:tab/><text:tab/><text:tab/>Erro – 1</text:p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elo Ferreira</meta:initial-creator>
    <dc:creator>Marcelo Ferreira</dc:creator>
    <meta:creation-date>2023-08-17T20:56:00Z</meta:creation-date>
    <dc:date>2023-08-17T21:36:00Z</dc:date>
    <meta:template xlink:href="Normal" xlink:type="simple"/>
    <meta:editing-cycles>1</meta:editing-cycles>
    <meta:editing-duration>PT2400S</meta:editing-duration>
    <meta:document-statistic meta:page-count="2" meta:paragraph-count="3" meta:word-count="248" meta:character-count="1587" meta:row-count="11" meta:non-whitespace-character-count="1342"/>
  </office:meta>
</office:document-meta>
</file>